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E500000099FDEA882A.png" manifest:media-type="image/png"/>
  <manifest:file-entry manifest:full-path="Pictures/100000000000067A00000402EE8BBF47.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Predeterminado_5f_1">
      <style:graphic-properties svg:stroke-color="#000000" draw:textarea-horizontal-align="justify" draw:textarea-vertical-align="middle" draw:auto-grow-height="false" fo:min-height="4.55cm" fo:min-width="8.7cm"/>
    </style:style>
    <style:style style:name="gr2" style:family="graphic" style:parent-style-name="Predeterminado_5f_1">
      <style:graphic-properties draw:fill-color="#e6e6ff" draw:textarea-horizontal-align="justify" draw:textarea-vertical-align="middle" draw:auto-grow-height="false" fo:min-height="2.528cm" fo:min-width="2.094cm"/>
    </style:style>
    <style:style style:name="gr3" style:family="graphic" style:parent-style-name="Predeterminado_5f_1">
      <style:graphic-properties draw:fill-color="#e6e6ff" draw:textarea-horizontal-align="justify" draw:textarea-vertical-align="middle" draw:auto-grow-height="false" fo:min-height="2.528cm" fo:min-width="2.803cm"/>
    </style:style>
    <style:style style:name="gr4" style:family="graphic" style:parent-style-name="Predeterminado_5f_1">
      <style:graphic-properties draw:fill-color="#e6e6ff" draw:textarea-horizontal-align="justify" draw:textarea-vertical-align="middle" draw:auto-grow-height="false" fo:min-height="1.123cm" fo:min-width="3.301cm"/>
    </style:style>
    <style:style style:name="gr5" style:family="graphic" style:parent-style-name="Predeterminado_5f_1">
      <style:graphic-properties draw:fill-color="#e6e6ff" draw:textarea-horizontal-align="justify" draw:textarea-vertical-align="middle" draw:auto-grow-height="false" fo:min-height="2.528cm" fo:min-width="3.02cm"/>
    </style:style>
    <style:style style:name="gr6" style:family="graphic" style:parent-style-name="objectwithoutfill">
      <style:graphic-properties draw:marker-end="Arrow" draw:marker-end-width="0.3cm" draw:fill="none" draw:textarea-vertical-align="middle"/>
    </style:style>
    <style:style style:name="gr7" style:family="graphic" style:parent-style-name="Predeterminado_5f_1">
      <style:graphic-properties draw:fill-color="#e6e6ff" draw:textarea-horizontal-align="justify" draw:textarea-vertical-align="middle" draw:auto-grow-height="false" fo:min-height="0.892cm" fo:min-width="2.584cm"/>
    </style:style>
    <style:style style:name="gr8" style:family="graphic" style:parent-style-name="objectwithoutfill">
      <style:graphic-properties svg:stroke-color="#ff0000" draw:marker-end="Arrow" draw:marker-end-width="0.3cm" draw:fill="none" draw:textarea-vertical-align="middle" draw:shadow="hidden"/>
    </style:style>
    <style:style style:name="gr9" style:family="graphic" style:parent-style-name="Predeterminado_5f_1">
      <style:graphic-properties draw:stroke="none" svg:stroke-color="#000000" draw:fill="none" draw:fill-color="#ffffff" draw:textarea-horizontal-align="left" draw:auto-grow-height="true" draw:auto-grow-width="false" fo:min-height="0.75cm" fo:min-width="0cm"/>
    </style:style>
    <style:style style:name="gr10" style:family="graphic" style:parent-style-name="objectwithoutfill">
      <style:graphic-properties svg:stroke-color="#000000" draw:marker-start="Arrow" draw:marker-start-width="0.3cm" draw:marker-end="Arrow" draw:marker-end-width="0.3cm" draw:fill="none" draw:textarea-vertical-align="middle"/>
    </style:style>
    <style:style style:name="gr1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objectwithoutfill">
      <style:graphic-properties svg:stroke-color="#000000" draw:marker-end="Arrow" draw:marker-end-width="0.3cm" draw:fill="none" draw:textarea-vertical-align="middle"/>
    </style:style>
    <style:style style:name="gr13" style:family="graphic" style:parent-style-name="Predeterminado_5f_1">
      <style:graphic-properties draw:textarea-horizontal-align="justify" draw:textarea-vertical-align="middle" draw:auto-grow-height="false" fo:min-height="2.528cm" fo:min-width="2.094cm"/>
    </style:style>
    <style:style style:name="gr14" style:family="graphic" style:parent-style-name="Predeterminado_5f_1">
      <style:graphic-properties draw:stroke="none" svg:stroke-color="#000000" draw:fill="solid" draw:fill-color="#eeeeee" draw:auto-grow-height="true" draw:auto-grow-width="false" fo:max-height="0cm" fo:min-height="1.423cm" draw:shadow="visible"/>
    </style:style>
    <style:style style:name="gr15" style:family="graphic" style:parent-style-name="objectwithoutfill">
      <style:graphic-properties draw:stroke="dash" draw:stroke-dash="_32__20_Dots_20_1_20_Dash" svg:stroke-color="#000000" draw:marker-end="Arrow" draw:marker-end-width="0.3cm" draw:fill="none" draw:textarea-vertical-align="middle"/>
    </style:style>
    <style:style style:name="gr16" style:family="graphic" style:parent-style-name="Predeterminado_5f_1">
      <style:graphic-properties draw:stroke="none" svg:stroke-color="#000000" draw:fill="solid" draw:fill-color="#eeeeee" draw:auto-grow-height="true" draw:auto-grow-width="false" fo:max-height="0cm" fo:min-height="1.195cm" draw:shadow="visible"/>
    </style:style>
    <style:style style:name="gr17" style:family="graphic" style:parent-style-name="Predeterminado_5f_1">
      <style:graphic-properties draw:stroke="dash" draw:stroke-dash="_32__20_Dots_20_1_20_Dash" svg:stroke-color="#000000" draw:textarea-horizontal-align="justify" draw:textarea-vertical-align="middle" draw:auto-grow-height="false" fo:min-height="1.505cm" fo:min-width="1.983cm" fo:wrap-option="no-wrap"/>
    </style:style>
    <style:style style:name="gr18" style:family="graphic" style:parent-style-name="objectwithoutfill">
      <style:graphic-properties draw:stroke="solid" draw:stroke-dash="_32__20_Dots_20_1_20_Dash" svg:stroke-color="#000000" draw:marker-end="Arrow" draw:marker-end-width="0.3cm" draw:fill="none" draw:textarea-vertical-align="middle"/>
    </style:style>
    <style:style style:name="gr19" style:family="graphic" style:parent-style-name="Predeterminado_5f_1">
      <style:graphic-properties draw:textarea-horizontal-align="justify" draw:textarea-vertical-align="middle" draw:auto-grow-height="false" fo:min-height="3.27cm" fo:min-width="2.65cm"/>
    </style:style>
    <style:style style:name="gr20" style:family="graphic" style:parent-style-name="standard">
      <style:graphic-properties draw:stroke="dash" draw:stroke-dash="Fine_20_Dashed" svg:stroke-width="0.5cm" svg:stroke-color="#ff3333" draw:marker-start-width="0.95cm" draw:marker-end-width="0.95cm" draw:fill="none" draw:textarea-horizontal-align="justify" draw:textarea-vertical-align="middle" draw:auto-grow-height="false" fo:min-height="8.16cm" fo:min-width="8.334cm" fo:padding-top="0.375cm" fo:padding-bottom="0.375cm" fo:padding-left="0.5cm" fo:padding-right="0.5cm"/>
    </style:style>
    <style:style style:name="gr21" style:family="graphic">
      <style:graphic-properties style:protect="size"/>
    </style:style>
    <style:style style:name="gr22" style:family="graphic" style:parent-style-name="standard">
      <style:graphic-properties draw:fill="none" draw:textarea-horizontal-align="justify" draw:textarea-vertical-align="middle" draw:auto-grow-height="false" fo:min-height="1.75cm" fo:min-width="23.5cm"/>
    </style:style>
    <style:style style:name="gr23"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24" style:family="graphic" style:parent-style-name="standard">
      <style:graphic-properties draw:fill="none" draw:textarea-horizontal-align="justify" draw:textarea-vertical-align="middle" draw:auto-grow-height="false" fo:min-height="3.15cm" fo:min-width="23.5cm"/>
    </style:style>
    <style:style style:name="gr25"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6" style:family="graphic" style:parent-style-name="standard">
      <style:graphic-properties draw:fill="none" draw:textarea-horizontal-align="justify" draw:textarea-vertical-align="middle" draw:auto-grow-height="false" fo:min-height="6.55cm" fo:min-width="23.5cm"/>
    </style:style>
    <style:style style:name="gr27"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0cm"/>
    </style:style>
    <style:style style:name="gr29" style:family="graphic" style:parent-style-name="objectwithoutfill">
      <style:graphic-properties draw:fill="none" draw:textarea-vertical-align="middle"/>
    </style:style>
    <style:style style:name="gr30" style:family="graphic" style:parent-style-name="standard">
      <style:graphic-properties draw:fill="none" draw:fill-color="#00ccff" draw:textarea-horizontal-align="justify" draw:textarea-vertical-align="middle" draw:auto-grow-height="false" fo:min-height="5.75cm" fo:min-width="7.5cm"/>
    </style:style>
    <style:style style:name="gr31" style:family="graphic" style:parent-style-name="standard">
      <style:graphic-properties draw:fill="none" draw:textarea-horizontal-align="justify" draw:textarea-vertical-align="middle" draw:auto-grow-height="false" fo:min-height="2.154cm" fo:min-width="2.046cm"/>
    </style:style>
    <style:style style:name="gr32" style:family="graphic" style:parent-style-name="standard">
      <style:graphic-properties draw:fill="none" draw:textarea-horizontal-align="justify" draw:textarea-vertical-align="middle" draw:auto-grow-height="false" fo:min-height="0.35cm" fo:min-width="0.2cm"/>
    </style:style>
    <style:style style:name="gr33" style:family="graphic" style:parent-style-name="standard">
      <style:graphic-properties draw:fill="none" draw:textarea-vertical-align="middle"/>
    </style:style>
    <style:style style:name="gr34" style:family="graphic" style:parent-style-name="standard">
      <style:graphic-properties draw:fill="none" draw:textarea-horizontal-align="justify" draw:textarea-vertical-align="middle" draw:auto-grow-height="false" fo:min-height="0.95cm" fo:min-width="1.3cm"/>
    </style:style>
    <style:style style:name="gr35"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Predeterminado-title">
      <style:graphic-properties fo:min-height="3.506cm"/>
    </style:style>
    <style:style style:name="pr2" style:family="presentation" style:parent-style-name="Predeterminado-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loext:graphic-properties draw:fill-color="#e6e6ff"/>
      <style:paragraph-properties fo:text-align="center"/>
      <style:text-properties fo:font-size="18pt"/>
    </style:style>
    <style:style style:name="P4" style:family="paragraph">
      <loext:graphic-properties draw:fill="none"/>
      <style:paragraph-properties fo:text-align="center"/>
    </style:style>
    <style:style style:name="P5" style:family="paragraph">
      <style:text-properties fo:font-size="18pt"/>
    </style:style>
    <style:style style:name="P6" style:family="paragraph">
      <loext:graphic-properties draw:fill="none" draw:fill-color="#ffffff"/>
      <style:text-properties fo:color="#ff3333" fo:font-size="18pt"/>
    </style:style>
    <style:style style:name="P7" style:family="paragraph">
      <loext:graphic-properties draw:fill="none"/>
      <style:paragraph-properties fo:text-align="center"/>
      <style:text-properties fo:font-size="18pt"/>
    </style:style>
    <style:style style:name="P8" style:family="paragraph">
      <loext:graphic-properties draw:fill="solid" draw:fill-color="#eeeeee"/>
      <style:text-properties fo:font-size="18pt"/>
    </style:style>
    <style:style style:name="P9" style:family="paragraph">
      <style:text-properties fo:font-size="15pt"/>
    </style:style>
    <style:style style:name="P10" style:family="paragraph">
      <loext:graphic-properties draw:fill="solid" draw:fill-color="#eeeeee"/>
      <style:text-properties fo:font-size="15pt" style:font-size-asian="15pt" style:font-size-complex="15pt"/>
    </style:style>
    <style:style style:name="P11" style:family="paragraph">
      <style:paragraph-properties fo:text-align="center"/>
      <style:text-properties fo:font-size="15pt"/>
    </style:style>
    <style:style style:name="P12" style:family="paragraph">
      <style:paragraph-properties fo:text-align="center"/>
      <style:text-properties fo:font-size="15pt" style:font-size-asian="15pt" style:font-size-complex="15pt"/>
    </style:style>
    <style:style style:name="P13" style:family="paragraph">
      <loext:graphic-properties draw:fill-color="#ffffff"/>
      <style:text-properties fo:font-size="20pt"/>
    </style:style>
    <style:style style:name="P14" style:family="paragraph">
      <loext:graphic-properties draw:fill="none" draw:fill-color="#ffffff"/>
      <style:paragraph-properties fo:text-align="center"/>
      <style:text-properties fo:font-size="18pt"/>
    </style:style>
    <style:style style:name="P15" style:family="paragraph">
      <loext:graphic-properties draw:fill="none" draw:fill-color="#ffffff"/>
    </style:style>
    <style:style style:name="P16" style:family="paragraph">
      <loext:graphic-properties draw:fill="none" draw:fill-color="#00ccff"/>
      <style:paragraph-properties fo:text-align="center"/>
    </style:style>
    <style:style style:name="P17" style:family="paragraph">
      <loext:graphic-properties draw:fill-color="#ffffff"/>
    </style:style>
    <style:style style:name="T1" style:family="text">
      <style:text-properties fo:font-size="10.5pt" style:font-size-asian="10.5pt" style:font-size-complex="10.5pt"/>
    </style:style>
    <style:style style:name="T2" style:family="text">
      <style:text-properties fo:color="#ff3333"/>
    </style:style>
    <style:style style:name="T3" style:family="text">
      <style:text-properties fo:font-size="15pt" style:font-size-asian="15pt" style:font-size-complex="15pt"/>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style-name="gr1" draw:text-style-name="P1" draw:layer="layout" svg:width="9.2cm" svg:height="4.8cm" svg:x="0.2cm" svg:y="5.8cm">
          <text:p/>
          <draw:enhanced-geometry svg:viewBox="0 0 21600 21600" draw:type="rectangle" draw:enhanced-path="M 0 0 L 21600 0 21600 21600 0 21600 0 0 Z N"/>
        </draw:custom-shape>
        <draw:frame presentation:style-name="pr1" draw:layer="layout" svg:width="25.199cm" svg:height="3.506cm" svg:x="1.4cm" svg:y="-0.2cm" presentation:class="title" presentation:user-transformed="true">
          <draw:text-box>
            <text:p>Liferay Reports</text:p>
          </draw:text-box>
        </draw:frame>
        <draw:custom-shape draw:style-name="gr2" draw:text-style-name="P3" xml:id="id6" draw:id="id6" draw:layer="layout" svg:width="2.8cm" svg:height="3cm" svg:x="9.6cm" svg:y="5cm">
          <text:p text:style-name="P2">Report</text:p>
          <text:p text:style-name="P2">Sende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3" xml:id="id1" draw:id="id1" draw:layer="layout" svg:width="3.567cm" svg:height="3cm" svg:x="14.4cm" svg:y="6cm">
          <text:p text:style-name="P2">µ-service</text:p>
          <text:p text:style-name="P2"><text:span text:style-name="T1">report-rest-servi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3" xml:id="id2" draw:id="id2" draw:layer="layout" svg:width="3.8cm" svg:height="2.6cm" svg:x="16.6cm" svg:y="10.163cm">
          <text:p text:style-name="P2">No-sql</text:p>
          <text:p text:style-name="P2">document</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3" xml:id="id3" draw:id="id3" draw:layer="layout" svg:width="3.8cm" svg:height="3cm" svg:x="19.055cm" svg:y="6.191cm">
          <text:p text:style-name="P2">ETL</text:p>
          <draw:enhanced-geometry svg:viewBox="0 0 21600 21600" draw:extrusion="tru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6" draw:text-style-name="P4" draw:layer="layout" draw:type="lines" svg:x1="16.184cm" svg:y1="9cm" svg:x2="16.6cm" svg:y2="11.463cm" draw:start-shape="id1" draw:start-glue-point="6" draw:end-shape="id2" draw:end-glue-point="6" svg:d="M16184 9000v502l-85 1961h501" svg:viewBox="0 0 502 2464">
          <text:p/>
        </draw:connector>
        <draw:connector draw:style-name="gr6" draw:text-style-name="P4" draw:layer="layout" draw:type="lines" svg:x1="20.4cm" svg:y1="11.463cm" svg:x2="20.955cm" svg:y2="9.191cm" draw:start-shape="id2" draw:start-glue-point="8" draw:end-shape="id3" draw:end-glue-point="6" svg:d="M20400 11463h502l53-1771v-501" svg:viewBox="0 0 556 2273">
          <text:p/>
        </draw:connector>
        <draw:custom-shape draw:style-name="gr7" draw:text-style-name="P3" xml:id="id5" draw:id="id5" draw:layer="layout" svg:width="3.6cm" svg:height="1.6cm" svg:x="4cm" svg:y="13.363cm">
          <text:p text:style-name="P2">Queue</text:p>
          <draw:enhanced-geometry svg:viewBox="0 0 21600 21600" draw:glue-points="10800 0 0 10800 10800 21600 21600 10800" draw:text-areas="0 3100 18500 18500" draw:type="flowchart-delay" draw:enhanced-path="M 10800 0 X 21600 10800 10800 21600 L 0 21600 0 0 Z N"/>
        </draw:custom-shape>
        <draw:connector draw:style-name="gr6" draw:text-style-name="P4" draw:layer="layout" draw:type="lines" svg:x1="2.441cm" svg:y1="9.19cm" svg:x2="4cm" svg:y2="14.163cm" draw:start-shape="id4" draw:start-glue-point="6" draw:end-shape="id5" draw:end-glue-point="5" svg:d="M2441 9190v502l1058 4471h501" svg:viewBox="0 0 1560 4974">
          <text:p/>
        </draw:connector>
        <draw:connector draw:style-name="gr6" draw:text-style-name="P4" draw:layer="layout" draw:type="lines" svg:x1="7.6cm" svg:y1="14.163cm" svg:x2="11cm" svg:y2="8cm" draw:start-shape="id5" draw:start-glue-point="7" draw:end-shape="id6" draw:end-glue-point="6" svg:d="M7600 14163h502l2898-5661v-502" svg:viewBox="0 0 3401 6164">
          <text:p/>
        </draw:connector>
        <draw:connector draw:style-name="gr8" draw:text-style-name="P4" draw:layer="layout" draw:type="lines" svg:x1="12.4cm" svg:y1="6.5cm" svg:x2="14.4cm" svg:y2="7.5cm" draw:start-shape="id6" draw:start-glue-point="7" draw:end-shape="id1" draw:end-glue-point="5" svg:d="M12400 6500h502l996 1000h502" svg:viewBox="0 0 2001 1001">
          <text:p/>
        </draw:connector>
        <draw:frame draw:style-name="gr9" draw:text-style-name="P6" draw:layer="layout" svg:width="4.033cm" svg:height="1cm" svg:x="10.6cm" svg:y="8.4cm">
          <draw:text-box>
            <text:p text:style-name="P5"><text:span text:style-name="T2">HTTP/REST</text:span></text:p>
          </draw:text-box>
        </draw:frame>
        <draw:custom-shape draw:style-name="gr4" draw:text-style-name="P3" xml:id="id7" draw:id="id7" draw:layer="layout" svg:width="3.8cm" svg:height="2.6cm" svg:x="20.8cm" svg:y="11.6cm">
          <text:p text:style-name="P2">Nosql</text:p>
          <text:p text:style-name="P2">Big data?</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0" draw:text-style-name="P4" draw:layer="layout" svg:x1="22.7cm" svg:y1="11.6cm" svg:x2="22.855cm" svg:y2="7.691cm" draw:start-shape="id7" draw:start-glue-point="5" draw:end-shape="id3" draw:end-glue-point="7" svg:d="M22700 11600v-1204h1105v-2705h-950" svg:viewBox="0 0 1106 3910">
          <text:p/>
        </draw:connector>
        <draw:frame draw:style-name="gr11" draw:text-style-name="P7" xml:id="id9" draw:id="id9" draw:layer="layout" svg:width="6.667cm" svg:height="4.126cm" svg:x="12.333cm" svg:y="15.874cm">
          <draw:image xlink:href="Pictures/100000000000067A00000402EE8BBF47.jpg" xlink:type="simple" xlink:show="embed" xlink:actuate="onLoad">
            <text:p text:style-name="P2">Qlikview</text:p>
          </draw:image>
        </draw:frame>
        <draw:custom-shape draw:style-name="gr5" draw:text-style-name="P3" xml:id="id8" draw:id="id8" draw:layer="layout" svg:width="3.8cm" svg:height="3cm" svg:x="20.8cm" svg:y="16.2cm">
          <text:p text:style-name="P2">Extracto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12" draw:text-style-name="P4" draw:layer="layout" draw:type="lines" svg:x1="22.7cm" svg:y1="14.2cm" svg:x2="22.7cm" svg:y2="16.2cm" draw:start-shape="id7" draw:start-glue-point="7" draw:end-shape="id8" svg:d="M22700 14200v502 997 501" svg:viewBox="0 0 1 2001">
          <text:p/>
        </draw:connector>
        <draw:connector draw:style-name="gr12" draw:text-style-name="P4" draw:layer="layout" draw:type="lines" svg:x1="20.8cm" svg:y1="17.7cm" svg:x2="19cm" svg:y2="17.937cm" draw:start-shape="id8" draw:start-glue-point="5" draw:end-shape="id9" draw:end-glue-point="1" svg:d="M20800 17700h-501l-798 237h-501" svg:viewBox="0 0 1801 238">
          <text:p/>
        </draw:connector>
        <draw:custom-shape draw:style-name="gr13" draw:text-style-name="P2" draw:layer="layout" svg:width="2.8cm" svg:height="3cm" svg:x="2.6cm" svg:y="6.763cm">
          <text:p text:style-name="P2">Agen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 draw:text-style-name="P2" draw:layer="layout" svg:width="2.8cm" svg:height="3cm" svg:x="1.8cm" svg:y="6.363cm">
          <text:p text:style-name="P2">Agen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 draw:text-style-name="P2" xml:id="id4" draw:id="id4" draw:layer="layout" svg:width="2.8cm" svg:height="3cm" svg:x="1.041cm" svg:y="6.19cm">
          <text:p text:style-name="P2">Agen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4" draw:text-style-name="P8" draw:layer="layout" svg:width="4.2cm" svg:height="1.673cm" svg:x="14cm" svg:y="13.09cm">
          <draw:text-box>
            <text:p text:style-name="P5">MongoDB-&gt;</text:p>
            <text:p text:style-name="P5">Cassandra?</text:p>
          </draw:text-box>
        </draw:frame>
        <draw:line draw:style-name="gr15" draw:text-style-name="P4" draw:layer="layout" svg:x1="16.8cm" svg:y1="13.563cm" svg:x2="18.6cm" svg:y2="12.763cm">
          <text:p/>
        </draw:line>
        <draw:frame draw:style-name="gr14" draw:text-style-name="P8" draw:layer="layout" svg:width="3cm" svg:height="1.673cm" svg:x="24.6cm" svg:y="10.127cm">
          <draw:text-box>
            <text:p text:style-name="P5">Neo4j /</text:p>
            <text:p text:style-name="P5">Hadoop</text:p>
          </draw:text-box>
        </draw:frame>
        <draw:line draw:style-name="gr15" draw:text-style-name="P4" draw:layer="layout" svg:x1="26cm" svg:y1="11.8cm" svg:x2="24.4cm" svg:y2="13.4cm">
          <text:p/>
        </draw:line>
        <draw:frame draw:style-name="gr14" draw:text-style-name="P8" draw:layer="layout" svg:width="3cm" svg:height="1.673cm" svg:x="16.6cm" svg:y="3.69cm">
          <draw:text-box>
            <text:p text:style-name="P5">Spring Boot</text:p>
          </draw:text-box>
        </draw:frame>
        <draw:line draw:style-name="gr15" draw:text-style-name="P4" draw:layer="layout" svg:x1="18cm" svg:y1="5.363cm" svg:x2="16cm" svg:y2="6.163cm">
          <text:p/>
        </draw:line>
        <draw:line draw:style-name="gr15" draw:text-style-name="P4" draw:layer="layout" svg:x1="18.2cm" svg:y1="5.363cm" svg:x2="20.8cm" svg:y2="6.191cm">
          <text:p/>
        </draw:line>
        <draw:frame draw:style-name="gr14" draw:text-style-name="P8" draw:layer="layout" svg:width="3.8cm" svg:height="1.673cm" svg:x="3.6cm" svg:y="16.4cm">
          <draw:text-box>
            <text:p text:style-name="P5">RabbitMQ</text:p>
          </draw:text-box>
        </draw:frame>
        <draw:line draw:style-name="gr15" draw:text-style-name="P4" draw:layer="layout" svg:x1="5.6cm" svg:y1="16.89cm" svg:x2="5.6cm" svg:y2="14.963cm">
          <text:p/>
        </draw:line>
        <draw:frame draw:style-name="gr16" draw:text-style-name="P10" draw:layer="layout" svg:width="3.8cm" svg:height="1.445cm" svg:x="5.4cm" svg:y="3.2cm">
          <draw:text-box>
            <text:p text:style-name="P9"><text:span text:style-name="T3">Groovy RESTClient</text:span></text:p>
          </draw:text-box>
        </draw:frame>
        <draw:line draw:style-name="gr15" draw:text-style-name="P4" draw:layer="layout" svg:x1="8.4cm" svg:y1="4.963cm" svg:x2="10cm" svg:y2="6.4cm">
          <text:p/>
        </draw:line>
        <draw:frame draw:style-name="gr16" draw:text-style-name="P10" draw:layer="layout" svg:width="3.8cm" svg:height="1.445cm" svg:x="4.2cm" svg:y="10.955cm">
          <draw:text-box>
            <text:p text:style-name="P9"><text:span text:style-name="T3">Spring Integration</text:span></text:p>
          </draw:text-box>
        </draw:frame>
        <draw:custom-shape draw:style-name="gr17" draw:text-style-name="P2" xml:id="id10" draw:id="id10" draw:layer="layout" svg:width="3.8cm" svg:height="2.706cm" svg:x="23.6cm" svg:y="3cm">
          <text:p text:style-name="P2">Other 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8" draw:text-style-name="P4" draw:layer="layout" svg:x1="25.5cm" svg:y1="5.706cm" svg:x2="22.855cm" svg:y2="7.691cm" draw:start-shape="id10" draw:start-glue-point="2" draw:end-shape="id3" svg:d="M25500 5706v1985h-2645" svg:viewBox="0 0 2646 1986">
          <text:p/>
        </draw:connector>
        <draw:line draw:style-name="gr15" draw:text-style-name="P4" draw:layer="layout" svg:x1="5.4cm" svg:y1="12.4cm" svg:x2="3.2cm" svg:y2="13cm">
          <text:p/>
        </draw:line>
        <draw:line draw:style-name="gr15" draw:text-style-name="P4" draw:layer="layout" svg:x1="6.2cm" svg:y1="12.6cm" svg:x2="8.6cm" svg:y2="13.2cm">
          <text:p/>
        </draw:line>
        <draw:custom-shape draw:style-name="gr19" draw:text-style-name="P12" xml:id="id11" draw:id="id11" draw:layer="layout" svg:width="3.4cm" svg:height="3.8cm" svg:x="5.8cm" svg:y="6.4cm">
          <text:p text:style-name="P11"><text:span text:style-name="T3">Report</text:span></text:p>
          <text:p text:style-name="P11"><text:span text:style-name="T3">AdminPortle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3" xml:id="id12" draw:id="id12" draw:layer="layout" svg:width="2.8cm" svg:height="3cm" svg:x="12.6cm" svg:y="9.6cm">
          <text:p text:style-name="P2">Health </text:p>
          <text:p text:style-name="P2">µ-servic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 draw:text-style-name="P4" draw:layer="layout" draw:type="lines" svg:x1="9.2cm" svg:y1="8.3cm" svg:x2="12.6cm" svg:y2="11.1cm" draw:start-shape="id11" draw:start-glue-point="7" draw:end-shape="id12" draw:end-glue-point="5" svg:d="M9200 8300h502l2397 2800h501" svg:viewBox="0 0 3401 2801">
          <text:p/>
        </draw:connector>
        <draw:frame draw:style-name="gr14" draw:text-style-name="P8" draw:layer="layout" svg:width="3cm" svg:height="1.673cm" svg:x="24.6cm" svg:y="14.2cm">
          <draw:text-box>
            <text:p text:style-name="P5">Spring Boot</text:p>
          </draw:text-box>
        </draw:frame>
        <draw:line draw:style-name="gr15" draw:text-style-name="P4" draw:layer="layout" svg:x1="26.2cm" svg:y1="15.873cm" svg:x2="24.6cm" svg:y2="17.8cm">
          <text:p/>
        </draw:line>
        <draw:custom-shape draw:style-name="gr20" draw:text-style-name="P4" xml:id="id17" draw:id="id17" draw:layer="layout" svg:width="13.2cm" svg:height="12.6cm" svg:x="-0.2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21" draw:layer="layout" svg:width="14.848cm" svg:height="11.136cm" svg:x="3.075cm" svg:y="2.257cm" draw:page-number="1" presentation:class="page"/>
          <draw:frame presentation:style-name="pr2" draw:text-style-name="P13" draw:layer="layout" svg:width="16.799cm" svg:height="13.364cm" svg:x="2.1cm" svg:y="14.107cm" presentation:class="notes" presentation:placeholder="true">
            <draw:text-box/>
          </draw:frame>
        </presentation:notes>
      </draw:page>
      <draw:page draw:name="page2" draw:style-name="dp1" draw:master-page-name="Predeterminado">
        <draw:custom-shape draw:style-name="gr22" draw:text-style-name="P4" draw:layer="layout" svg:width="24cm" svg:height="2cm" svg:x="2.2cm" svg:y="2.4cm">
          <text:p/>
          <draw:enhanced-geometry svg:viewBox="0 0 21600 21600" draw:type="rectangle" draw:enhanced-path="M 0 0 L 21600 0 21600 21600 0 21600 0 0 Z N"/>
        </draw:custom-shape>
        <draw:frame draw:style-name="gr23" draw:text-style-name="P14" draw:layer="layout" svg:width="11.108cm" svg:height="0.962cm" svg:x="8.492cm" svg:y="2.8cm">
          <draw:text-box>
            <text:p text:style-name="P2">ENABLE / DISABLE MODULE</text:p>
          </draw:text-box>
        </draw:frame>
        <draw:custom-shape draw:style-name="gr24" draw:text-style-name="P4" draw:layer="layout" svg:width="24cm" svg:height="3.4cm" svg:x="2.2cm" svg:y="5cm">
          <text:p/>
          <draw:enhanced-geometry svg:viewBox="0 0 21600 21600" draw:type="rectangle" draw:enhanced-path="M 0 0 L 21600 0 21600 21600 0 21600 0 0 Z N"/>
        </draw:custom-shape>
        <draw:frame draw:style-name="gr25" draw:text-style-name="P14" draw:layer="layout" svg:width="13.045cm" svg:height="1.673cm" svg:x="8cm" svg:y="5.6cm">
          <draw:text-box>
            <text:p text:style-name="P2">CONFIGURE JASKULA LOCATION</text:p>
            <text:p text:style-name="P2">LOCAL/REMOTE</text:p>
          </draw:text-box>
        </draw:frame>
        <draw:custom-shape draw:style-name="gr26" draw:text-style-name="P7" draw:layer="layout" svg:width="24cm" svg:height="6.8cm" svg:x="2.2cm" svg:y="9.4cm">
          <text:p text:style-name="P2"><text:span text:style-name="T4">If (JASKULA==LOCAL)</text:span></text:p>
          <text:p text:style-name="P2"/>
          <text:p text:style-name="P2">JASKULA CONFIG</text:p>
          <draw:enhanced-geometry svg:viewBox="0 0 21600 21600" draw:type="rectangle" draw:enhanced-path="M 0 0 L 21600 0 21600 21600 0 21600 0 0 Z N"/>
        </draw:custom-shape>
        <presentation:notes draw:style-name="dp2">
          <draw:page-thumbnail draw:style-name="gr21" draw:layer="layout" svg:width="14.848cm" svg:height="11.136cm" svg:x="3.075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Predeterminado">
        <office:forms form:automatic-focus="false" form:apply-design-mode="false"/>
        <draw:frame draw:style-name="gr27" draw:text-style-name="P1" draw:layer="layout" svg:width="26.374cm" svg:height="4.046cm" svg:x="0.626cm" svg:y="2.8cm">
          <draw:image xlink:href="Pictures/10000000000003E500000099FDEA882A.png" xlink:type="simple" xlink:show="embed" xlink:actuate="onLoad">
            <text:p/>
          </draw:image>
        </draw:frame>
        <draw:frame draw:style-name="gr28" draw:text-style-name="P15" draw:layer="layout" svg:width="4.2cm" svg:height="0.962cm" svg:x="8.8cm" svg:y="6.2cm">
          <draw:text-box>
            <text:p>Router</text:p>
          </draw:text-box>
        </draw:frame>
        <draw:frame draw:style-name="gr28" draw:text-style-name="P15" draw:layer="layout" svg:width="3cm" svg:height="1.673cm" svg:x="24cm" svg:y="6.2cm">
          <draw:text-box>
            <text:p>HTTP client</text:p>
          </draw:text-box>
        </draw:frame>
        <draw:line draw:style-name="gr29" draw:text-style-name="P4" draw:layer="layout" svg:x1="13.6cm" svg:y1="0.4cm" svg:x2="13.8cm" svg:y2="11.4cm">
          <text:p/>
        </draw:line>
        <draw:line draw:style-name="gr6" draw:text-style-name="P4" draw:layer="layout" svg:x1="13.8cm" svg:y1="10.8cm" svg:x2="8.6cm" svg:y2="10.8cm">
          <text:p/>
        </draw:line>
        <draw:line draw:style-name="gr6" draw:text-style-name="P4" draw:layer="layout" svg:x1="13.8cm" svg:y1="10cm" svg:x2="19.4cm" svg:y2="10cm">
          <text:p/>
        </draw:line>
        <draw:frame draw:style-name="gr28" draw:text-style-name="P15" draw:layer="layout" svg:width="5cm" svg:height="0.962cm" svg:x="8.4cm" svg:y="9.6cm">
          <draw:text-box>
            <text:p>PLG</text:p>
          </draw:text-box>
        </draw:frame>
        <draw:frame draw:style-name="gr28" draw:text-style-name="P15" draw:layer="layout" svg:width="4.8cm" svg:height="0.962cm" svg:x="14cm" svg:y="8.8cm">
          <draw:text-box>
            <text:p>JASKULA</text:p>
          </draw:text-box>
        </draw:frame>
        <draw:custom-shape draw:style-name="gr30" draw:text-style-name="P16" draw:layer="layout" svg:width="8cm" svg:height="6cm" svg:x="2.6cm" svg:y="13cm">
          <text:p text:style-name="P1"/>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31" draw:text-style-name="P4" xml:id="id14" draw:id="id14" draw:layer="layout" svg:width="3.6cm" svg:height="3.4cm" svg:x="17.6cm" svg:y="13.8cm">
          <text:p text:style-name="P1">Jaskula</text:p>
          <text:p text:style-name="P1">Remot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xml:id="id15" draw:id="id15" draw:layer="layout" svg:width="3.6cm" svg:height="3.4cm" svg:x="6.8cm" svg:y="15.4cm">
          <text:p text:style-name="P1">Jaskula</text:p>
          <text:p text:style-name="P1">Loca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 xml:id="id13" draw:id="id13" draw:layer="layout" svg:width="1.4cm" svg:height="1.2cm" svg:x="8.8cm" svg:y="13.8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4" draw:layer="layout" svg:x1="10.2cm" svg:y1="14.4cm" svg:x2="17.6cm" svg:y2="15.5cm" draw:start-shape="id13" draw:start-glue-point="7" draw:end-shape="id14" draw:end-glue-point="6" svg:d="M10200 14400h3701v1100h3699" svg:viewBox="0 0 7401 1101">
          <text:p/>
        </draw:connector>
        <draw:connector draw:style-name="gr33" draw:text-style-name="P4" draw:layer="layout" svg:x1="9.5cm" svg:y1="15cm" svg:x2="8.6cm" svg:y2="15.4cm" draw:start-shape="id13" draw:start-glue-point="6" draw:end-shape="id15" draw:end-glue-point="4" svg:d="M9500 15000v201h-900v199" svg:viewBox="0 0 901 401">
          <text:p/>
        </draw:connector>
        <draw:custom-shape draw:style-name="gr34" draw:text-style-name="P4" xml:id="id16" draw:id="id16" draw:layer="layout" svg:width="1.8cm" svg:height="1.2cm" svg:x="3.6cm" svg:y="14.6cm">
          <text:p text:style-name="P1">Event</text:p>
          <draw:enhanced-geometry svg:viewBox="0 0 21600 21600" draw:type="rectangle" draw:enhanced-path="M 0 0 L 21600 0 21600 21600 0 21600 0 0 Z N"/>
        </draw:custom-shape>
        <draw:connector draw:style-name="gr33" draw:text-style-name="P4" draw:layer="layout" svg:x1="5.4cm" svg:y1="15.2cm" svg:x2="8.8cm" svg:y2="14.4cm" draw:start-shape="id16" draw:start-glue-point="1" draw:end-shape="id13" draw:end-glue-point="5" svg:d="M5400 15200h1700v-800h1700" svg:viewBox="0 0 3401 801">
          <text:p/>
        </draw:connector>
        <draw:frame draw:style-name="gr35" draw:text-style-name="P15" draw:layer="layout" svg:width="2cm" svg:height="1.673cm" svg:x="5.4cm" svg:y="11.838cm">
          <draw:text-box>
            <text:p>PLG</text:p>
          </draw:text-box>
        </draw:frame>
        <presentation:notes draw:style-name="dp2">
          <draw:page-thumbnail draw:style-name="gr21" draw:layer="layout" svg:width="14.848cm" svg:height="11.136cm" svg:x="3.075cm" svg:y="2.257cm" draw:page-number="3" presentation:class="page"/>
          <draw:frame presentation:style-name="pr2"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úmero&gt;</text:page-number></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4T12:24:52.643030766</meta:creation-date>
    <dc:date>2015-07-24T14:12:56.493010579</dc:date>
    <meta:editing-duration>PT35M17S</meta:editing-duration>
    <meta:editing-cycles>4</meta:editing-cycles>
    <meta:generator>LibreOffice/4.4.2.2$Linux_X86_64 LibreOffice_project/40m0$Build-2</meta:generator>
    <meta:document-statistic meta:object-count="93"/>
  </office:meta>
</office:document-meta>
</file>